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6b3" officeooo:paragraph-rsid="0003f6b3"/>
    </style:style>
    <style:style style:name="P2" style:family="paragraph" style:parent-style-name="Standard">
      <style:text-properties officeooo:rsid="00056f18" officeooo:paragraph-rsid="00056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n'est pas un exercice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28:09.602433864</meta:creation-date>
    <dc:date>2020-01-16T11:02:01.291575696</dc:date>
    <meta:editing-duration>PT1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